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d984" officeooo:paragraph-rsid="001ed984"/>
    </style:style>
    <style:style style:name="P2" style:family="paragraph" style:parent-style-name="Standard">
      <style:text-properties officeooo:rsid="00203e84" officeooo:paragraph-rsid="00203e84"/>
    </style:style>
    <style:style style:name="P3" style:family="paragraph" style:parent-style-name="Standard">
      <style:text-properties fo:font-weight="bold" officeooo:rsid="001ed984" officeooo:paragraph-rsid="001ed984" style:font-weight-asian="bold" style:font-weight-complex="bold"/>
    </style:style>
    <style:style style:name="P4" style:family="paragraph" style:parent-style-name="Standard">
      <style:text-properties fo:font-style="italic" officeooo:rsid="001ed984" officeooo:paragraph-rsid="001ed984" style:font-style-asian="italic" style:font-style-complex="italic"/>
    </style:style>
    <style:style style:name="P5" style:family="paragraph" style:parent-style-name="Standard">
      <style:text-properties fo:font-style="italic" officeooo:rsid="00203e84" officeooo:paragraph-rsid="00203e84" style:font-style-asian="italic" style:font-style-complex="italic"/>
    </style:style>
    <style:style style:name="P6" style:family="paragraph" style:parent-style-name="Standard">
      <style:text-properties fo:font-style="italic" officeooo:rsid="00262405" officeooo:paragraph-rsid="00262405" style:font-style-asian="italic" style:font-style-complex="italic"/>
    </style:style>
    <style:style style:name="P7" style:family="paragraph" style:parent-style-name="Standard">
      <style:text-properties fo:font-style="italic" officeooo:rsid="0021952b" officeooo:paragraph-rsid="0021952b" style:font-style-asian="italic" style:font-style-complex="italic"/>
    </style:style>
    <style:style style:name="P8" style:family="paragraph" style:parent-style-name="Standard">
      <style:text-properties fo:font-style="italic" officeooo:rsid="0022f94c" officeooo:paragraph-rsid="0022f94c" style:font-style-asian="italic" style:font-style-complex="italic"/>
    </style:style>
    <style:style style:name="P9" style:family="paragraph" style:parent-style-name="Standard">
      <style:text-properties fo:font-style="italic" officeooo:rsid="0027e991" officeooo:paragraph-rsid="0027e991" style:font-style-asian="italic" style:font-style-complex="italic"/>
    </style:style>
    <style:style style:name="P10" style:family="paragraph" style:parent-style-name="Standard">
      <style:text-properties fo:font-style="italic" officeooo:rsid="0024fe55" officeooo:paragraph-rsid="0024fe55" style:font-style-asian="italic" style:font-style-complex="italic"/>
    </style:style>
    <style:style style:name="P11" style:family="paragraph" style:parent-style-name="Standard">
      <style:text-properties fo:font-style="italic" officeooo:rsid="002ae94f" officeooo:paragraph-rsid="002ae94f" style:font-style-asian="italic" style:font-style-complex="italic"/>
    </style:style>
    <style:style style:name="P12" style:family="paragraph" style:parent-style-name="Standard">
      <style:text-properties fo:font-style="italic" fo:font-weight="normal" officeooo:rsid="00215a69" officeooo:paragraph-rsid="00215a6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63573" officeooo:paragraph-rsid="0026357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41f60" officeooo:paragraph-rsid="00241f6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98ed9" officeooo:paragraph-rsid="00298ed9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24fe55" officeooo:paragraph-rsid="0024fe55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bold" officeooo:rsid="001ed984" officeooo:paragraph-rsid="001ed984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officeooo:rsid="00203e84" officeooo:paragraph-rsid="00203e84" style:font-style-asian="italic" style:font-style-complex="italic"/>
    </style:style>
    <style:style style:name="P19" style:family="paragraph" style:parent-style-name="Standard">
      <style:text-properties fo:font-style="italic" officeooo:rsid="0033f60d" officeooo:paragraph-rsid="0033f60d" style:font-style-asian="italic" style:font-style-complex="italic"/>
    </style:style>
    <style:style style:name="P20" style:family="paragraph" style:parent-style-name="Standard">
      <style:text-properties fo:font-style="italic" officeooo:rsid="0022f94c" officeooo:paragraph-rsid="0022f94c" style:font-style-asian="italic" style:font-style-complex="italic"/>
    </style:style>
    <style:style style:name="P21" style:family="paragraph" style:parent-style-name="Standard">
      <style:text-properties fo:font-style="italic" fo:font-weight="normal" officeooo:rsid="00215a69" officeooo:paragraph-rsid="00215a69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3f60d" officeooo:paragraph-rsid="0033f60d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33f60d" officeooo:paragraph-rsid="0035e4d2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2bc959" officeooo:paragraph-rsid="002bc959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2cb469" officeooo:paragraph-rsid="002cb469" style:font-style-asian="italic" style:font-weight-asian="normal" style:font-style-complex="italic" style:font-weight-complex="normal"/>
    </style:style>
    <style:style style:name="T1" style:family="text">
      <style:text-properties officeooo:rsid="001ed984"/>
    </style:style>
    <style:style style:name="T2" style:family="text">
      <style:text-properties officeooo:rsid="00203e84"/>
    </style:style>
    <style:style style:name="T3" style:family="text">
      <style:text-properties officeooo:rsid="0022f94c"/>
    </style:style>
    <style:style style:name="T4" style:family="text">
      <style:text-properties officeooo:rsid="00241f60"/>
    </style:style>
    <style:style style:name="T5" style:family="text">
      <style:text-properties officeooo:rsid="0025b44a"/>
    </style:style>
    <style:style style:name="T6" style:family="text">
      <style:text-properties officeooo:rsid="002ae94f"/>
    </style:style>
    <style:style style:name="T7" style:family="text">
      <style:text-properties officeooo:rsid="0035e4d2"/>
    </style:style>
    <style:style style:name="T8" style:family="text">
      <style:text-properties officeooo:rsid="0036bc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CLOS </text:p>
      <text:p text:style-name="P3">cod Número entero</text:p>
      <text:p text:style-name="P3">nombre Texto 30</text:p>
      <text:p text:style-name="P3">descripcion Texto 100</text:p>
      <text:p text:style-name="P1"/>
      <text:p text:style-name="P4">CREATE TABLE CICLOS(</text:p>
      <text:p text:style-name="P4"><text:s text:c="3"/>cod INT<text:span text:style-name="T5">EGER</text:span> NOT NULL,</text:p>
      <text:p text:style-name="P4"><text:s text:c="3"/>nombre VARCHAR(30) NULL,</text:p>
      <text:p text:style-name="P4"><text:s text:c="3"/>descripcion VARCHAR(100) NULL,</text:p>
      <text:p text:style-name="P4">PRIMARY KEY(cod));</text:p>
      <text:p text:style-name="P1"/>
      <text:p text:style-name="P1"/>
      <text:p text:style-name="P1"/>
      <text:p text:style-name="P3">MODULOS</text:p>
      <text:p text:style-name="P3">cod Número entero</text:p>
      <text:p text:style-name="P3">nombre Texto 30</text:p>
      <text:p text:style-name="P3">horas Número entero pequeño</text:p>
      <text:p text:style-name="P3">curso Número 1 ó 2</text:p>
      <text:p text:style-name="P3">codciclo Número entero</text:p>
      <text:p text:style-name="P1"/>
      <text:p text:style-name="P4">CREATE TABLE MODULOS(</text:p>
      <text:p text:style-name="P4"><text:s text:c="3"/>cod INT<text:span text:style-name="T5">EGER</text:span> NOT NULL,</text:p>
      <text:p text:style-name="P4"><text:s text:c="3"/>nombre VARCHAR(30) NULL,</text:p>
      <text:p text:style-name="P4"><text:s text:c="3"/>horas SMALLINT NULL,</text:p>
      <text:p text:style-name="P4"><text:s text:c="3"/>curso <text:span text:style-name="T2">SMALLINT NULL,</text:span></text:p>
      <text:p text:style-name="P4"><text:s text:c="3"/>codciclo <text:span text:style-name="T2">INTEGER NOT NULL,</text:span></text:p>
      <text:p text:style-name="P5">PRIMARY KEY(cod),</text:p>
      <text:p text:style-name="P19">INDEX MODULOS_FKIndex1(cod_ciclo),</text:p>
      <text:p text:style-name="P5"><text:s text:c="3"/>FOREIGN KEY(cod_ciclo)</text:p>
      <text:p text:style-name="P5"><text:s text:c="6"/>REFERENCES CICLOS(cod)</text:p>
      <text:p text:style-name="P6"><text:s text:c="9"/>ON UPDATE CASCADE</text:p>
      <text:p text:style-name="P6"><text:s text:c="9"/>ON DELETE CASCADE);</text:p>
      <text:p text:style-name="P2"/>
      <text:p text:style-name="P1"/>
      <text:p text:style-name="P1"/>
      <text:p text:style-name="P3">ALUMNOS</text:p>
      <text:p text:style-name="P3">exped Texto 5</text:p>
      <text:p text:style-name="P3">nombre Texto 20</text:p>
      <text:p text:style-name="P3">apellidos Texto 40</text:p>
      <text:p text:style-name="P3">tfno Texto 9</text:p>
      <text:p text:style-name="P3">email Texto 50</text:p>
      <text:p text:style-name="P3">direccion Texto 60</text:p>
      <text:p text:style-name="P3">fecnac Fecha</text:p>
      <text:p text:style-name="P3"/>
      <text:p text:style-name="P12">CREATE TABLE ALUMNOS(</text:p>
      <text:p text:style-name="P12"><text:s text:c="4"/>exped <text:span text:style-name="T1">VARCHAR(</text:span>5<text:span text:style-name="T1">) </text:span>NOT NULL,</text:p>
      <text:p text:style-name="P12"><text:s text:c="3"/>nombre <text:span text:style-name="T1">VARCHAR(</text:span>2<text:span text:style-name="T1">0) </text:span>NULL, </text:p>
      <text:p text:style-name="P12"><text:s text:c="3"/>apellidos <text:span text:style-name="T1">VARCHAR(</text:span>4<text:span text:style-name="T1">0) </text:span>NULL,</text:p>
      <text:p text:style-name="P12"><text:s text:c="3"/>tfno <text:span text:style-name="T1">VARCHAR(</text:span>9<text:span text:style-name="T1">) </text:span>NULL,</text:p>
      <text:p text:style-name="P12"><text:s text:c="3"/>email <text:span text:style-name="T1">VARCHAR(</text:span>5<text:span text:style-name="T1">0) </text:span>NULL,</text:p>
      <text:p text:style-name="P12"><text:s text:c="3"/>direccion <text:span text:style-name="T1">VARCHAR(</text:span>6<text:span text:style-name="T1">0) </text:span>NULL,</text:p>
      <text:p text:style-name="P12"><text:s text:c="3"/>fecnac DATE NULL,</text:p>
      <text:p text:style-name="P12"><text:soft-page-break/>PRIMARY KEY(exped));</text:p>
      <text:p text:style-name="P3"/>
      <text:p text:style-name="P3"/>
      <text:p text:style-name="P3">PROFESORES</text:p>
      <text:p text:style-name="P3">cod Número entero</text:p>
      <text:p text:style-name="P3">nombre Texto 20</text:p>
      <text:p text:style-name="P3">apellidos Texto 40</text:p>
      <text:p text:style-name="P3">coddpto Número entero</text:p>
      <text:p text:style-name="P3"/>
      <text:p text:style-name="P12">CREATE TABLE PROFESORES(</text:p>
      <text:p text:style-name="P12"><text:s text:c="3"/>cod INT<text:span text:style-name="T5">EGER</text:span> NOT NULL,</text:p>
      <text:p text:style-name="P12"><text:s text:c="3"/>nombre <text:span text:style-name="T1">VARCHAR(</text:span>2<text:span text:style-name="T1">0) </text:span>NULL, </text:p>
      <text:p text:style-name="P12"><text:s text:c="3"/>apellidos <text:span text:style-name="T1">VARCHAR(</text:span>4<text:span text:style-name="T1">0) </text:span>NULL,</text:p>
      <text:p text:style-name="P12"><text:s text:c="3"/>coddpto INT<text:span text:style-name="T5">EGER</text:span> NOT NULL,</text:p>
      <text:p text:style-name="P12">PRIMARY KEY(cod),</text:p>
      <text:p text:style-name="P22">INDEX PROFESORES_FKIndex2(coddpto),</text:p>
      <text:p text:style-name="P12"><text:s text:c="3"/>FOREIGN KEY (coddpto)</text:p>
      <text:p text:style-name="P12"><text:s text:c="6"/>REFERENCES DEPARTAMENTOS(cod)</text:p>
      <text:p text:style-name="P13"><text:s text:c="9"/>ON UPDATE CASCADE</text:p>
      <text:p text:style-name="P13"><text:s text:c="9"/>ON DELETE RESTRICT);</text:p>
      <text:p text:style-name="P3"/>
      <text:p text:style-name="P3">DEPARTAMENTOS</text:p>
      <text:p text:style-name="P3">cod Número entero</text:p>
      <text:p text:style-name="P3">nombre Texto 30</text:p>
      <text:p text:style-name="P3">ubicación Texto 30</text:p>
      <text:p text:style-name="P3">diredepto Número entero</text:p>
      <text:p text:style-name="P3"/>
      <text:p text:style-name="P7">CREATE TABLE DEPARTAMENTOS(</text:p>
      <text:p text:style-name="P7"><text:s text:c="3"/>cod INT<text:span text:style-name="T5">EGER</text:span> NOT NULL,</text:p>
      <text:p text:style-name="P7"><text:s text:c="3"/>nombre <text:span text:style-name="T3">VARCHAR(30) NULL,</text:span></text:p>
      <text:p text:style-name="P7"><text:s text:c="3"/>ubicaci<text:span text:style-name="T5">o</text:span>n <text:span text:style-name="T3">VARCHAR(30) <text:s/>NULL,</text:span></text:p>
      <text:p text:style-name="P7"><text:s text:c="3"/>diredepto <text:span text:style-name="T3">INTEGER NOT NULL,</text:span></text:p>
      <text:p text:style-name="P8">PRIMARY KEY (cod),</text:p>
      <text:p text:style-name="P22">INDEX DEPARTAMENTOS_FKIndex3(diredepto),</text:p>
      <text:p text:style-name="P8"><text:s text:c="3"/>FOREIGN KEY (diredepto)</text:p>
      <text:p text:style-name="P8"><text:s text:c="6"/>REFERENCES PROFESORES (cod)</text:p>
      <text:p text:style-name="P9"><text:s text:c="9"/>ON UPDATE CASCADE</text:p>
      <text:p text:style-name="P9"><text:s text:c="8"/>ON DELETE SET NULL);</text:p>
      <text:p text:style-name="P1"/>
      <text:p text:style-name="P3">MATRICULAR</text:p>
      <text:p text:style-name="P3">codciclo Número entero</text:p>
      <text:p text:style-name="P3">codalumno Texto 5</text:p>
      <text:p text:style-name="P3"/>
      <text:p text:style-name="P14">CREATE TABLE MATRICULAR(</text:p>
      <text:p text:style-name="P14"><text:s text:c="3"/>codciclo INT<text:span text:style-name="T5">EGER</text:span> NOT NULL,</text:p>
      <text:p text:style-name="P14"><text:s text:c="3"/>codalumno VARCHAR(5) NOT NULL,</text:p>
      <text:p text:style-name="P24">PRIMARY KEY (<text:span text:style-name="T4">codciclo, codalumno</text:span>),</text:p>
      <text:p text:style-name="P22">INDEX MATRICULAR_FKIndex4(codalumno),</text:p>
      <text:p text:style-name="P14"><text:s text:c="3"/>FOREIGN KEY (codalumno)</text:p>
      <text:p text:style-name="P14"><text:s text:c="7"/>REFERENCES ALUMNOS (exped)</text:p>
      <text:p text:style-name="P15"><text:s text:c="9"/>ON UPDATE CASCADE </text:p>
      <text:p text:style-name="P15"><text:s text:c="8"/>ON DELETE CASCADE);</text:p>
      <text:p text:style-name="P17"><text:soft-page-break/></text:p>
      <text:p text:style-name="P3">IMPARTIR</text:p>
      <text:p text:style-name="P3">codmodulo Número entero</text:p>
      <text:p text:style-name="P3">codprofe Número entero</text:p>
      <text:p text:style-name="P3">nhoras Número entero pequeño</text:p>
      <text:p text:style-name="P3"/>
      <text:p text:style-name="P16">CREATE TABLE IMPARTIR(</text:p>
      <text:p text:style-name="P16"><text:s text:c="3"/>codmodulo INT<text:span text:style-name="T5">EGER</text:span> NOT NULL,</text:p>
      <text:p text:style-name="P16"><text:s text:c="3"/>codprofe INT<text:span text:style-name="T5">EGER</text:span> NOT NULL,</text:p>
      <text:p text:style-name="P16"><text:s text:c="3"/>nhoras SMALLINT NULL,</text:p>
      <text:p text:style-name="P25">PRIMARY KEY(codmodulo, codprofe)<text:span text:style-name="T6">,</text:span></text:p>
      <text:p text:style-name="P23">INDEX <text:span text:style-name="T8">IMPARTIR</text:span>_FKIndex<text:span text:style-name="T7">5</text:span>(<text:span text:style-name="T7">codprofe</text:span>),</text:p>
      <text:p text:style-name="P16"><text:s text:c="3"/>FOREIGN KEY (codprofe)</text:p>
      <text:p text:style-name="P10"><text:s text:c="6"/>REFERENCES PROFESORES(cod)</text:p>
      <text:p text:style-name="P11"><text:s text:c="9"/>ON UPDATE CASCADE</text:p>
      <text:p text:style-name="P11"><text:s text:c="8"/>ON DELETE CASCADE);</text:p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8:45:31.243766361</meta:creation-date>
    <dc:date>2019-01-17T10:27:55.197283027</dc:date>
    <meta:editing-duration>PT1H1M4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102" meta:word-count="296" meta:character-count="2390" meta:non-whitespace-character-count="1973"/>
  </office:meta>
</office:document-meta>
</file>